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Lohit Hindi1" svg:font-family="'Lohit Hind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777777" style:font-name="verdana" fo:font-size="9.7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777777" style:font-name="Georgia" fo:font-size="15pt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.397cm" fo:text-align="start" style:justify-single-word="false" fo:orphans="2" fo:widows="2" fo:text-indent="0cm" style:auto-text-indent="false" fo:padding="0cm" fo:border="none"/>
      <style:text-properties fo:font-variant="normal" fo:text-transform="none" fo:color="#777777" style:font-name="Georgia" fo:font-size="15pt" fo:letter-spacing="normal" fo:font-style="normal" fo:font-weight="normal"/>
    </style:style>
    <style:style style:name="P5" style:family="paragraph" style:parent-style-name="Heading_20_4">
      <style:paragraph-properties fo:margin-left="0cm" fo:margin-right="0cm" fo:margin-top="0cm" fo:margin-bottom="0.397cm" fo:text-align="start" style:justify-single-word="false" fo:orphans="2" fo:widows="2" fo:text-indent="0cm" style:auto-text-indent="false" fo:padding="0cm" fo:border="none"/>
      <style:text-properties fo:font-variant="normal" fo:text-transform="none" fo:color="#777777" style:font-name="Georgia" fo:font-size="15pt" fo:letter-spacing="normal" fo:font-style="normal" fo:font-weight="normal"/>
    </style:style>
    <style:style style:name="T1" style:family="text">
      <style:text-properties fo:font-variant="normal" fo:text-transform="none" fo:color="#777777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777777" style:text-line-through-style="none" style:font-name="verdana" fo:font-size="9.75pt" fo:letter-spacing="normal" fo:font-style="normal" style:text-underline-style="none" fo:font-weight="normal" style:text-blinking="false" fo:background-color="#ffffff"/>
    </style:style>
    <style:style style:name="T3" style:family="text">
      <style:text-properties fo:font-variant="normal" fo:text-transform="none" fo:color="#16e038" style:text-line-through-style="none" style:font-name="verdana" fo:font-size="9.75pt" fo:letter-spacing="normal" fo:font-style="normal" style:text-underline-style="none" fo:font-weight="normal" style:text-blinking="false" fo:background-color="#ffffff"/>
    </style:style>
    <style:style style:name="fr1" style:family="graphic" style:parent-style-name="Graphics">
      <style:graphic-properties fo:margin-left="0.212cm" fo:margin-right="0cm" fo:margin-top="0cm" fo:margin-bottom="0.212cm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figura1" text:anchor-type="paragraph" svg:x="13.428cm" svg:y="0.245cm" svg:width="3.307cm" svg:height="3.307cm" draw:z-index="0"><draw:image xlink:href="http://eboxbrasil.com.br/resources/images/lonlon.jpg" xlink:type="simple" xlink:show="embed" xlink:actuate="onLoad"/></draw:frame>Erlon Carlos de Oliveira Gomes</text:h>
      <text:p text:style-name="P1"><text:span text:style-name="T1">Email : <text:s/></text:span><text:a xlink:type="simple" xlink:href="mailto:erlonlon@hotmail.com">erlonlon@hotmail.com</text:a><text:span text:style-name="T3"> </text:span><text:span text:style-name="T2">, </text:span><text:a xlink:type="simple" xlink:href="malito:erlonlon@gmail.com"><text:span text:style-name="T3">erlonlon@gmail.com</text:span></text:a></text:p>
      <text:p text:style-name="P1"><text:span text:style-name="T1">Repositório Git <text:s/>: </text:span><text:a xlink:type="simple" xlink:href="https://github.com/erlonlon" office:target-frame-name="_blank" xlink:show="new"><text:span text:style-name="T3">Github</text:span></text:a></text:p>
      <text:p text:style-name="P1"><text:span text:style-name="T1">Site : </text:span><text:a xlink:type="simple" xlink:href="http://www.eboxbrasil.com.br/" office:target-frame-name="_blank" xlink:show="new"><text:span text:style-name="T3">eboxbrasil.com.br</text:span></text:a></text:p>
      <text:p text:style-name="P2">» Rua José Leon, 1078<text:line-break/>» Condomínio Primavera<text:line-break/>» Ape - 203 bloco 10<text:line-break/>» Cidade Funcionários<text:line-break/>» 60822-670 » Fortaleza-CE</text:p>
      <text:p text:style-name="P2">Fone » 088 3421-3181 » 088 9652-4411 » 088 9466-3480</text:p>
      <text:h text:style-name="P4" text:outline-level="2">Área de Atuação » Desenvolvedor Java para Web</text:h>
      <text:h text:style-name="P4" text:outline-level="2">Resumo profissional</text:h>
      <text:p text:style-name="P2">Hoje sou estudante das áreas afins, onde resolvi mudar minha realidade profissional e atuar numa área adequada ao meu perfil, então comecei estudar a área de desenvolvimento de software, onde estudo bastante para conseguir uma colocação neste mercado, muito importante pra mim. Destarte, alcançar minha realização profissional.</text:p>
      <text:h text:style-name="P4" text:outline-level="2">Formação Acadêmica</text:h>
      <text:p text:style-name="P2">» Graduação – Web Designer e Programação - completo-Unisul (2007) – conclusão 06/2010</text:p>
      <text:p text:style-name="P2">» Pós-Graduação - Estudante de Especialização em Engenharia de Software com Ênfase em Padrões de Software. – incompleto (2011) – conclusão (2012).</text:p>
      <text:h text:style-name="P5" text:outline-level="4">Disciplinas já cursadas</text:h>
      <text:p text:style-name="P2">» Engenharia de Software (30 horas)<text:line-break/>» Introdução à Padrões de Software (30 horas) <text:line-break/>» Fundamentos e Projeto de Banco de Dados (30 horas)<text:line-break/>» Análise e Projeto de Software Orientado a Objeto (30 horas)<text:line-break/>» Projeto de Interfaces (15 horas) <text:line-break/>» Programação Orientada à Objeto (45 horas)<text:line-break/>» Qualidade de Software (30 horas) </text:p>
      <text:h text:style-name="P5" text:outline-level="4">Disciplinas que faltam cursar</text:h>
      <text:p text:style-name="P2">» Padrões Arquiteturais e de Projeto (GOF e POSA) (45 horas)<text:line-break/>» Padrões e Anti-Padrões J2EE (30 horas) <text:line-break/>» Validação e Teste de Software (15 horas) <text:line-break/>» Gerência de Projetos (30 horas) <text:line-break/>» Escrevendo Padrões (15 horas) <text:line-break/>» Frameworks (15 horas) <text:line-break/>» Seminários de Engenharia de Software (15 horas)</text:p>
      <text:h text:style-name="P4" text:outline-level="2">Histórico Profissional</text:h>
      <text:p text:style-name="P1"><text:span text:style-name="T1">» Estágio - </text:span><text:a xlink:type="simple" xlink:href="http://www.mobtelecom.com.br/" office:target-frame-name="_blank" xlink:show="new"><text:span text:style-name="T3">Mob Telecom</text:span></text:a><text:span text:style-name="T1"> » Desenvolvimento de software</text:span></text:p>
      <text:p text:style-name="P2">» 11/2006 - 12/01/2012 » Santa Clara Indústria e Comercio » Vendedor Externo</text:p>
      <text:h text:style-name="P4" text:outline-level="2">Cursos de Aperfeiçoamento</text:h>
      <text:p text:style-name="P1"><text:span text:style-name="T1">» Java Starter - </text:span><text:a xlink:type="simple" xlink:href="http://www.t2ti.com/" office:target-frame-name="_blank" xlink:show="new"><text:span text:style-name="T3">www.t2ti.com </text:span></text:a><text:span text:style-name="T1">(Introdução ao Java)</text:span></text:p>
      <text:p text:style-name="P1"><text:span text:style-name="T1">» Java Web - </text:span><text:a xlink:type="simple" xlink:href="http://www.t2ti.com/" office:target-frame-name="_blank" xlink:show="new"><text:span text:style-name="T3">www.t2ti.com </text:span></text:a><text:span text:style-name="T1">(Curso JSP/Servlets | Curso JSTL + Hibernate | Curso Java Server Faces 1.2 (JSF) + Hibernate)</text:span></text:p>
      <text:p text:style-name="P1"><text:soft-page-break/><text:span text:style-name="T1">» DevMedia - </text:span><text:a xlink:type="simple" xlink:href="http://www.devmedia.com.br/cursos/java" office:target-frame-name="_blank" xlink:show="new"><text:span text:style-name="T3">www.devmedia.com.br </text:span></text:a><text:span text:style-name="T1">(Curso de EJB3 - JPA - Hibernate - JSP - JSF - Mysql )</text:span></text:p>
      <text:h text:style-name="P4" text:outline-level="2">Conhecimentos</text:h>
      <text:p text:style-name="P2">» Programação POO<text:line-break/>» Banco de Dados Mysql<text:line-break/>» Layout com CSS<text:line-break/>» Mapeamento objeto-relacional - Hibernate<text:line-break/>» UIComponents e as core tags do faces<text:line-break/>» Diagrama de Class - UML<text:line-break/>» Desenvolvimento de interfaces Web com total domínio das seguintes tecnologias: HTML, XHTML<text:line-break/>» IDE - Eclipse e Netbeans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'Times New Roman', Times, serif"/>
    <style:font-face style:name="Lohit Hindi1" svg:font-family="'Lohit Hind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lon </meta:initial-creator>
    <meta:creation-date>2012-03-04T21:15:32</meta:creation-date>
    <dc:date>2012-03-04T21:20:38</dc:date>
    <dc:creator>erlon </dc:creator>
    <meta:editing-duration>PT5M7S</meta:editing-duration>
    <meta:editing-cycles>3</meta:editing-cycles>
    <meta:generator>LibreOffice/3.4$Linux LibreOffice_project/340m1$Build-402</meta:generator>
    <meta:document-statistic meta:table-count="0" meta:image-count="1" meta:object-count="0" meta:page-count="2" meta:paragraph-count="26" meta:word-count="377" meta:character-count="2320" meta:non-whitespace-character-count="1957"/>
  </office:meta>
</office:document-meta>
</file>